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984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2.0437in"/>
    </style:style>
    <style:style style:name="co5" style:family="table-column">
      <style:table-column-properties fo:break-before="auto" style:column-width="1.1783in"/>
    </style:style>
    <style:style style:name="co6" style:family="table-column">
      <style:table-column-properties fo:break-before="auto" style:column-width="0.8445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0.9134in"/>
    </style:style>
    <style:style style:name="co10" style:family="table-column">
      <style:table-column-properties fo:break-before="auto" style:column-width="0.726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7193in"/>
    </style:style>
    <style:style style:name="co13" style:family="table-column">
      <style:table-column-properties fo:break-before="auto" style:column-width="1.1299in"/>
    </style:style>
    <style:style style:name="co14" style:family="table-column">
      <style:table-column-properties fo:break-before="auto" style:column-width="2.5791in"/>
    </style:style>
    <style:style style:name="co15" style:family="table-column">
      <style:table-column-properties fo:break-before="auto" style:column-width="1.5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PGA-SC-02032-2-0-ECP5U-12-Pinou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# Pin Out For ECP5U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Revision 1.1 - Include CABGA256 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Revised Oct. 17, 20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Revision 2.0 - Include TQFP144 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Revised Sep. 17, 2021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Pin/Ball Functio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CABGA381</text:p>
          </table:table-cell>
          <table:table-cell office:value-type="string" calcext:value-type="string">
            <text:p>CSFBGA285</text:p>
          </table:table-cell>
          <table:table-cell office:value-type="string" calcext:value-type="string">
            <text:p>CABGA256</text:p>
          </table:table-cell>
          <table:table-cell office:value-type="string" calcext:value-type="string">
            <text:p>TQFP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2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SS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2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CC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2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5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5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5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5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8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8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8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N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E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8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11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1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11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CCIO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1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14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F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SS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14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REF1_7</text:p>
          </table:table-cell>
          <table:table-cell office:value-type="string" calcext:value-type="string">
            <text:p>True_OF_PL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G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14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C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14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L17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1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1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1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20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1</text:p>
          </table:table-cell>
          <table:table-cell office:value-type="string" calcext:value-type="string">
            <text:p>True_OF_PL20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20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_PCLK7_0</text:p>
          </table:table-cell>
          <table:table-cell office:value-type="string" calcext:value-type="string">
            <text:p>True_OF_PL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L20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N2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20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L23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1</text:p>
          </table:table-cell>
          <table:table-cell office:value-type="string" calcext:value-type="string">
            <text:p>True_OF_PL23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SS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23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T7_0</text:p>
          </table:table-cell>
          <table:table-cell office:value-type="string" calcext:value-type="string">
            <text:p>True_OF_PL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L2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1</text:p>
          </table:table-cell>
          <table:table-cell office:value-type="string" calcext:value-type="string">
            <text:p>Comp_OF_PL23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CCIO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2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0</text:p>
          </table:table-cell>
          <table:table-cell office:value-type="string" calcext:value-type="string">
            <text:p>Comp_OF_PL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K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L2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1</text:p>
          </table:table-cell>
          <table:table-cell office:value-type="string" calcext:value-type="string">
            <text:p>True_OF_PL26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SS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2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T6_0</text:p>
          </table:table-cell>
          <table:table-cell office:value-type="string" calcext:value-type="string">
            <text:p>True_OF_PL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L2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1</text:p>
          </table:table-cell>
          <table:table-cell office:value-type="string" calcext:value-type="string">
            <text:p>Comp_OF_PL26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2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LKC6_0</text:p>
          </table:table-cell>
          <table:table-cell office:value-type="string" calcext:value-type="string">
            <text:p>Comp_OF_PL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L29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0</text:p>
          </table:table-cell>
          <table:table-cell office:value-type="string" calcext:value-type="string">
            <text:p>True_OF_PL29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29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_PCLK6_1</text:p>
          </table:table-cell>
          <table:table-cell office:value-type="string" calcext:value-type="string">
            <text:p>True_OF_PL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L29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29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L32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32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L32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N3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32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L35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SS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35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35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REF1_6</text:p>
          </table:table-cell>
          <table:table-cell office:value-type="string" calcext:value-type="string">
            <text:p>Comp_OF_PL35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R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35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N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38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3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L38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38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L4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4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R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41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4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T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44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44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R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44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44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N4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T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44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N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4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7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SSIO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47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7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CCIO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47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T_IN</text:p>
          </table:table-cell>
          <table:table-cell office:value-type="string" calcext:value-type="string">
            <text:p>True_OF_PL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P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47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C_IN</text:p>
          </table:table-cell>
          <table:table-cell office:value-type="string" calcext:value-type="string">
            <text:p>Comp_OF_PL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B4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7/IO7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T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B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5/MISO2/IO5</text:p>
          </table:table-cell>
          <table:table-cell office:value-type="string" calcext:value-type="string">
            <text:p>True_OF_PB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R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B4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6/IO6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R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B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/MOSI2/IO4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P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B9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3/IO3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N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B1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/MISO/IO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SS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B9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/IO2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1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0/MOSI/IO0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T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CCIO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13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/CSN</text:p>
          </table:table-cell>
          <table:table-cell office:value-type="string" calcext:value-type="string">
            <text:p>True_OF_PB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B15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DN/DI/BUSY/CSSPIN/CEN</text:p>
          </table:table-cell>
          <table:table-cell office:value-type="string" calcext:value-type="string">
            <text:p>True_OF_PB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N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SS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13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S1N</text:p>
          </table:table-cell>
          <table:table-cell office:value-type="string" calcext:value-type="string">
            <text:p>Comp_OF_PB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P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15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T/CSON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CC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1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NIT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T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LK/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N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ROGRAM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R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ON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P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FG_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P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FG_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R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FG_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N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DO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CK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SS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DI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R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MS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T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CCIO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V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U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V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V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V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V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8</text:p>
          </table:table-cell>
          <table:table-cell office:value-type="string" calcext:value-type="string">
            <text:p>V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V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V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ESERVE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12</text:p>
          </table:table-cell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R47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C_IN</text:p>
          </table:table-cell>
          <table:table-cell office:value-type="string" calcext:value-type="string">
            <text:p>Comp_OF_PR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R4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T_IN</text:p>
          </table:table-cell>
          <table:table-cell office:value-type="string" calcext:value-type="string">
            <text:p>True_OF_PR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1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R47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7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1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R4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7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R44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R4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4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N44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R4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R4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44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R4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T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R4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R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R4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R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4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R3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3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8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R3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R3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8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R3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R3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REF1_3</text:p>
          </table:table-cell>
          <table:table-cell office:value-type="string" calcext:value-type="string">
            <text:p>Comp_OF_PR35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R3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3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R3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R3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N3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R3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3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3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R29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R29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9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R29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1</text:p>
          </table:table-cell>
          <table:table-cell office:value-type="string" calcext:value-type="string">
            <text:p>True_OF_PR29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R29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_PCLK3_0</text:p>
          </table:table-cell>
          <table:table-cell office:value-type="string" calcext:value-type="string">
            <text:p>True_OF_PR29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R26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R26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CC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R2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1</text:p>
          </table:table-cell>
          <table:table-cell office:value-type="string" calcext:value-type="string">
            <text:p>Comp_OF_PR26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R26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R26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VSSIO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R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1</text:p>
          </table:table-cell>
          <table:table-cell office:value-type="string" calcext:value-type="string">
            <text:p>True_OF_PR26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R2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R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VCC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R2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R23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R2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R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VSS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2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R23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R2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R2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N20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R2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0</text:p>
          </table:table-cell>
          <table:table-cell office:value-type="string" calcext:value-type="string">
            <text:p>True_OF_PR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J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R2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1</text:p>
          </table:table-cell>
          <table:table-cell office:value-type="string" calcext:value-type="string">
            <text:p>True_OF_PR20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20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R17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R17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7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R1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R1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7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1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CC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R1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G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R1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EF1_2</text:p>
          </table:table-cell>
          <table:table-cell office:value-type="string" calcext:value-type="string">
            <text:p>True_OF_PR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VSS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R1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1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CCIO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R1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1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R1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SS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R1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1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R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N8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R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5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R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5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CC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R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VSSIO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R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0_IN</text:p>
          </table:table-cell>
          <table:table-cell office:value-type="string" calcext:value-type="string">
            <text:p>Comp_OF_PR2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R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T6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VCC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T6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T6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VSS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T6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T6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T6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T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T6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T5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T5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T5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T5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T5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VCC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T5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T5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SS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T5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T4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VCCIO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T4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T4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VSS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T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T4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T4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T4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T4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T4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T3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1</text:p>
          </table:table-cell>
          <table:table-cell office:value-type="string" calcext:value-type="string">
            <text:p>Comp_OF_PT3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T4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T3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_PCLK1_0</text:p>
          </table:table-cell>
          <table:table-cell office:value-type="string" calcext:value-type="string">
            <text:p>True_OF_PT3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T3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T3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CC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T3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1</text:p>
          </table:table-cell>
          <table:table-cell office:value-type="string" calcext:value-type="string">
            <text:p>Comp_OF_PT3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T3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T3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SSIO1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T3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1</text:p>
          </table:table-cell>
          <table:table-cell office:value-type="string" calcext:value-type="string">
            <text:p>True_OF_PT3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T2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0</text:p>
          </table:table-cell>
          <table:table-cell office:value-type="string" calcext:value-type="string">
            <text:p>Comp_OF_PT2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VCC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T2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C0_1</text:p>
          </table:table-cell>
          <table:table-cell office:value-type="string" calcext:value-type="string">
            <text:p>Comp_OF_PT2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T2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0</text:p>
          </table:table-cell>
          <table:table-cell office:value-type="string" calcext:value-type="string">
            <text:p>True_OF_PT2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A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VSS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T2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2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T2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0</text:p>
          </table:table-cell>
          <table:table-cell office:value-type="string" calcext:value-type="string">
            <text:p>Comp_OF_PT2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T22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T2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_PCLK0_1</text:p>
          </table:table-cell>
          <table:table-cell office:value-type="string" calcext:value-type="string">
            <text:p>True_OF_PT2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T2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T2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20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T1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T2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2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T1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T15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VCC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T1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T1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VSS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T1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3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T1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VCCIO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T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T1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SSIO0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T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T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T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T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T4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VSS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K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J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K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L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M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N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E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F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G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H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J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K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L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E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F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G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H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J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K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L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E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F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H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K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J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N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G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K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B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G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1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L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G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L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P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D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D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P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J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M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L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-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AUX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K1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L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T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V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V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P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T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V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U1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P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N1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8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J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M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G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1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CCIO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2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1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V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1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1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1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1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T1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1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 table:number-rows-repeated="104787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144-only" table:style-name="ta1">
        <table:table-column table:style-name="co12" table:default-cell-style-name="ce3"/>
        <table:table-column table:style-name="co11" table:default-cell-style-name="ce3"/>
        <table:table-row table:style-name="ro2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in</text:p>
          </table:table-cell>
        </table:table-row>
        <table:table-row table:style-name="ro1">
          <table:table-cell office:value-type="string" calcext:value-type="string">
            <text:p>PL5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5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5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8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8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8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8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CCIO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14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14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14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14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23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32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35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35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35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38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38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41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L41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44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L44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44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L44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47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VSSIO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L47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47C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B4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B6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B4B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B6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B9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B11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B11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CCIO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B13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B15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B13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15B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B18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NIT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CLK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ROGRAM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FG_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FG_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FG_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D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DI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R47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R47C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R47B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R47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R44C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R41D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R41B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R41C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R41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R35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R35B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R35C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35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R32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R32C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R23D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R23B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R23C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23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R20D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R20B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R20C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R20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R14B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R14C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R14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VCCIO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8D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R8B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R8C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R8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R2D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R2C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R2B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T67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T62B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T60B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T62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T60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T58B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T56B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T58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T56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T53B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T53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T51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VCCIO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T42B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PT42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T40B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T40A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T29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T15B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T13B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T15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T13A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VCCIO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T9B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T9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T6B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T4B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PT6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CCAU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CCAUX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VCCAUX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CCAUX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VCCIO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VCCIO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CCIO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CCIO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number-rows-repeated="104843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rted-by-144-pin" table:style-name="ta1">
        <table:table-column table:style-name="co13" table:default-cell-style-name="ce3"/>
        <table:table-column table:style-name="co11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1" table:number-columns-repeated="16378" table:default-cell-style-name="ce3"/>
        <table:table-row table:style-name="ro3">
          <table:table-cell table:style-name="ce4" office:value-type="string" calcext:value-type="string">
            <text:p>TQFP144</text:p>
          </table:table-cell>
          <table:table-cell table:style-name="ce4" office:value-type="string" calcext:value-type="string">
            <text:p>Func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Dual Function</text:p>
          </table:table-cell>
          <table:table-cell table:style-name="ce4" office:value-type="string" calcext:value-type="string">
            <text:p>Differential</text:p>
          </table:table-cell>
          <table:table-cell table:style-name="ce4" office:value-type="string" calcext:value-type="string">
            <text:p>High Speed</text:p>
          </table:table-cell>
          <table:table-cell table:style-name="ce4" office:value-type="string" calcext:value-type="string">
            <text:p>DQS</text:p>
          </table:table-cell>
          <table:table-cell table:style-name="ce4"/>
          <table:table-cell table:number-columns-repeated="3"/>
          <table:table-cell table:style-name="ce4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5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5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5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5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8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8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8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N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8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CCIO7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14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4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14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REF1_7</text:p>
          </table:table-cell>
          <table:table-cell office:value-type="string" calcext:value-type="string">
            <text:p>True_OF_PL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14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20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14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23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LKC7_0</text:p>
          </table:table-cell>
          <table:table-cell office:value-type="string" calcext:value-type="string">
            <text:p>Comp_OF_PL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20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32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2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N32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35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REF1_6</text:p>
          </table:table-cell>
          <table:table-cell office:value-type="string" calcext:value-type="string">
            <text:p>Comp_OF_PL35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32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35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35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32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38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38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38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8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4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4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44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44</text:p>
          </table:table-cell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44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SN44</text:p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L44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SSIO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44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4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47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7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L47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47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LDQ44</text:p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CCIO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47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C_GPLL0T_IN</text:p>
          </table:table-cell>
          <table:table-cell office:value-type="string" calcext:value-type="string">
            <text:p>True_OF_PL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DQ44</text:p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B6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5/MISO2/IO5</text:p>
          </table:table-cell>
          <table:table-cell office:value-type="string" calcext:value-type="string">
            <text:p>True_OF_PB6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B4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7/IO7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B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/MOSI2/IO4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CCIO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B4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6/IO6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B9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3/IO3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1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/MISO/IO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0/MOSI/IO0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3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/CSN</text:p>
          </table:table-cell>
          <table:table-cell office:value-type="string" calcext:value-type="string">
            <text:p>True_OF_PB13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B15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DN/DI/BUSY/CSSPIN/CEN</text:p>
          </table:table-cell>
          <table:table-cell office:value-type="string" calcext:value-type="string">
            <text:p>True_OF_PB15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B13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S1N</text:p>
          </table:table-cell>
          <table:table-cell office:value-type="string" calcext:value-type="string">
            <text:p>Comp_OF_PB13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5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T/CSON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EN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LK/SCK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IT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N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OGRAM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FG_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FG_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DO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DI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FG_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CK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MS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47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7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table:number-columns-repeated="1637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47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C_IN</text:p>
          </table:table-cell>
          <table:table-cell office:value-type="string" calcext:value-type="string">
            <text:p>Comp_OF_PR47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table:number-columns-repeated="163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4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_GPLL0T_IN</text:p>
          </table:table-cell>
          <table:table-cell office:value-type="string" calcext:value-type="string">
            <text:p>True_OF_PR47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table:number-columns-repeated="1637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4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7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table:number-columns-repeated="1637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R4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R4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table:number-columns-repeated="163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R4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44</text:p>
          </table:table-cell>
          <table:table-cell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4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1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table:number-columns-repeated="1637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R4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1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44</text:p>
          </table:table-cell>
          <table:table-cell table:number-columns-repeated="1637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3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table:number-columns-repeated="163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R3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REF1_3</text:p>
          </table:table-cell>
          <table:table-cell office:value-type="string" calcext:value-type="string">
            <text:p>Comp_OF_PR35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R3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table:number-columns-repeated="1637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R3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5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32</text:p>
          </table:table-cell>
          <table:table-cell table:number-columns-repeated="163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3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table:number-columns-repeated="1637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R3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32</text:p>
          </table:table-cell>
          <table:table-cell table:number-columns-repeated="1637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2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R23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table:number-columns-repeated="1637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R2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R23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table:number-columns-repeated="1637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2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R2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table:number-columns-repeated="163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R2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R23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table:number-columns-repeated="1637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2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table:number-columns-repeated="1637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2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0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N20</text:p>
          </table:table-cell>
          <table:table-cell table:number-columns-repeated="1637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2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0</text:p>
          </table:table-cell>
          <table:table-cell office:value-type="string" calcext:value-type="string">
            <text:p>True_OF_PR2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table:number-columns-repeated="163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2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_PCLK2_1</text:p>
          </table:table-cell>
          <table:table-cell office:value-type="string" calcext:value-type="string">
            <text:p>True_OF_PR20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20</text:p>
          </table:table-cell>
          <table:table-cell table:number-columns-repeated="1637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R1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4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table:number-columns-repeated="1637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1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EF1_2</text:p>
          </table:table-cell>
          <table:table-cell office:value-type="string" calcext:value-type="string">
            <text:p>True_OF_PR14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20</text:p>
          </table:table-cell>
          <table:table-cell table:number-columns-repeated="163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1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14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20</text:p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CCIO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table:number-columns-repeated="1637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N8</text:p>
          </table:table-cell>
          <table:table-cell table:number-columns-repeated="163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R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table:number-columns-repeated="1637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R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8B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S8</text:p>
          </table:table-cell>
          <table:table-cell table:number-columns-repeated="1637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R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table:number-columns-repeated="1637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DQ8</text:p>
          </table:table-cell>
          <table:table-cell table:number-columns-repeated="1637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R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0_IN</text:p>
          </table:table-cell>
          <table:table-cell office:value-type="string" calcext:value-type="string">
            <text:p>Comp_OF_PR2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DQ8</text:p>
          </table:table-cell>
          <table:table-cell table:number-columns-repeated="1637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T6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7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T6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2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T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2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T6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0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T6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0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T5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8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T58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8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T5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6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T5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6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T5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53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T5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3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T5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51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CCIO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T4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2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T4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2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T4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0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T4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40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T2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0</text:p>
          </table:table-cell>
          <table:table-cell office:value-type="string" calcext:value-type="string">
            <text:p>True_OF_PT29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CCAUX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T15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T15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5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T13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3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T1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3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CCIO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T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T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T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T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4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T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6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6"/>
        </table:table-row>
        <table:table-row table:style-name="ro1" table:number-rows-repeated="104843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2" table:target-range-address="'Sorted-by-144-pin'.A1:'Sorted-by-144-pin'.H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18:07:29.0024042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9T18:11:07.530285449</dc:date>
    <meta:editing-duration>PT21H51M56S</meta:editing-duration>
    <meta:editing-cycles>19</meta:editing-cycles>
    <meta:generator>LibreOffice/24.2.7.2$Linux_X86_64 LibreOffice_project/420$Build-2</meta:generator>
    <meta:document-statistic meta:table-count="3" meta:cell-count="8957" meta:object-count="0"/>
  </office:meta>
</office:document-meta>
</file>